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co1" style:family="table-column">
      <style:table-column-properties style:column-width="4.411cm" style:use-optimal-column-width="false"/>
    </style:style>
    <style:style style:name="co2" style:family="table-column">
      <style:table-column-properties style:column-width="4.42cm" style:use-optimal-column-width="false"/>
    </style:style>
    <style:style style:name="ro1" style:family="table-row">
      <style:table-row-properties style:row-height="1.396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40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3.843cm" svg:x="2.651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1.016cm" svg:x="3.921cm" svg:y="8.239cm">
          <text:p text:style-name="P1">File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1.016cm" svg:x="14.462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016cm" svg:x="9.382cm" svg:y="9.89cm">
          <text:p text:style-name="P1">Preview</text:p>
          <draw:enhanced-geometry svg:viewBox="0 0 21600 21600" draw:type="rectangle" draw:enhanced-path="M 0 0 L 21600 0 21600 21600 0 21600 0 0 Z N"/>
        </draw:custom-shape>
        <draw:frame draw:style-name="gr3" draw:layer="layout" svg:width="5.842cm" svg:height="0.962cm" svg:x="3.921cm" svg:y="7.35cm">
          <draw:text-box>
            <text:p>Input name list :</text:p>
          </draw:text-box>
        </draw:frame>
        <draw:line draw:style-name="gr4" draw:text-style-name="P1" draw:layer="layout" svg:x1="15.097cm" svg:y1="9.128cm" svg:x2="17.256cm" svg:y2="12.938cm">
          <text:p/>
        </draw:line>
        <draw:custom-shape draw:style-name="gr2" draw:text-style-name="P1" draw:layer="layout" svg:width="5.604cm" svg:height="0.635cm" svg:x="15.986cm" svg:y="12.684cm">
          <text:p text:style-name="P1">File chooser dialog</text:p>
          <draw:enhanced-geometry svg:viewBox="0 0 21600 21600" draw:mirror-vertical="false" draw:type="rectangle" draw:enhanced-path="M 0 0 L 21600 0 21600 21600 0 21600 0 0 Z N"/>
        </draw:custom-shape>
        <draw:frame draw:style-name="gr3" draw:layer="layout" svg:width="6.985cm" svg:height="0.962cm" svg:x="4.102cm" svg:y="13.954cm">
          <draw:text-box>
            <text:p>Output folder</text:p>
          </draw:text-box>
        </draw:frame>
        <draw:custom-shape draw:style-name="gr1" draw:text-style-name="P1" draw:layer="layout" svg:width="9.779cm" svg:height="0.889cm" svg:x="4.175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889cm" svg:x="14.462cm" svg:y="14.84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351cm" svg:y1="14.716cm" svg:x2="16.367cm" svg:y2="13.319cm">
          <text:p/>
        </draw:line>
        <draw:custom-shape draw:style-name="gr2" draw:text-style-name="P1" draw:layer="layout" svg:width="3.556cm" svg:height="0.889cm" svg:x="8.112cm" svg:y="16.748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2.557cm" svg:y="16.748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1.016cm" svg:x="3.921cm" svg:y="18.018cm">
          <text:p text:style-name="P1">Progress 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889cm" svg:x="7.858cm" svg:y="11.287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889cm" svg:x="3.796cm" svg:y="11.291cm">
          <text:p text:style-name="P1">Dep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889cm" svg:x="11.541cm" svg:y="11.287cm">
          <text:p text:style-name="P1">Sem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889cm" svg:x="15.478cm" svg:y="11.287cm">
          <text:p text:style-name="P1">Star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7.652cm" svg:height="11.459cm" svg:x="2.27cm" svg:y="6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4">
                <text:p>Label(0,0,4,1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3">
                <text:p>TextEntry(0,1,3,1)</text:p>
              </table:table-cell>
              <table:covered-table-cell/>
              <table:covered-table-cell/>
              <table:table-cell>
                <text:p>Btn(3,1,1,1)</text:p>
              </table:table-cell>
            </table:table-row>
            <table:table-row table:style-name="ro1" table:default-cell-style-name="ce1">
              <table:table-cell/>
              <table:table-cell/>
              <table:table-cell table:number-columns-spanned="2">
                <text:p>Button(2,2,2,1)</text:p>
              </table:table-cell>
              <table:covered-table-cell/>
            </table:table-row>
            <table:table-row table:style-name="ro2" table:default-cell-style-name="ce1">
              <table:table-cell>
                <text:p>Label(0,3,1,1)</text:p>
              </table:table-cell>
              <table:table-cell>
                <text:p>ComboBox(1,3,1,1)</text:p>
              </table:table-cell>
              <table:table-cell>
                <text:p>Label(2,3,1,1)</text:p>
              </table:table-cell>
              <table:table-cell>
                <text:p>ComboBox(3,3,1,1)</text:p>
              </table:table-cell>
            </table:table-row>
            <table:table-row table:style-name="ro1" table:default-cell-style-name="ce1">
              <table:table-cell table:number-columns-spanned="4">
                <text:p>Label(0,4,4,1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3">
                <text:p>TextEntry(0,5,3,1)</text:p>
              </table:table-cell>
              <table:covered-table-cell/>
              <table:covered-table-cell/>
              <table:table-cell>
                <text:p>Btn(3,5,1,1)</text:p>
              </table:table-cell>
            </table:table-row>
            <table:table-row table:style-name="ro1" table:default-cell-style-name="ce1">
              <table:table-cell table:number-columns-spanned="2">
                <text:p>Button(0,6,2,1)</text:p>
              </table:table-cell>
              <table:covered-table-cell/>
              <table:table-cell table:number-columns-spanned="2">
                <text:p>Button(2,6,2,1)</text:p>
              </table:table-cell>
              <table:covered-table-cell/>
            </table:table-row>
            <table:table-row table:style-name="ro3" table:default-cell-style-name="ce1">
              <table:table-cell/>
              <table:table-cell table:number-columns-spanned="2">
                <text:p>ProgressBar(0,7,4,1)</text:p>
              </table:table-cell>
              <table:covered-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layer="layout" svg:width="7.874cm" svg:height="1.52cm" svg:x="2.524cm" svg:y="4.048cm">
          <draw:text-box>
            <text:p>Grid Lay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roid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mo" fo:font-family="Arimo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Droid Sans" style:font-family-complex="'Droid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5T12:25:07.349049707</meta:creation-date>
    <dc:date>2014-08-19T16:01:58.579105257</dc:date>
    <meta:editing-duration>PT1H17M6S</meta:editing-duration>
    <meta:editing-cycles>8</meta:editing-cycles>
    <meta:generator>LibreOffice/4.2.4.2$Linux_X86_64 LibreOffice_project/420m0$Build-2</meta:generator>
    <meta:document-statistic meta:object-count="20"/>
  </office:meta>
</office:document-meta>
</file>